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1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2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2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3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ources:</text:span></text:p>
      <text:p text:style-name="P1"><text:a xlink:href="https://fr.wikibooks.org/wiki/Programmation_Bash/Flux_et_redirections"><text:span text:style-name="T2">https://fr.wikibooks.org/wiki/Programmation_Bash/Flux_et_redirections</text:span></text:a><text:span text:style-name="T3"/></text:p>
      <text:p text:style-name="P1"><text:span text:style-name="T3"/></text:p>
      <text:p text:style-name="P1"><text:span text:style-name="T3">• Afficher un prompt en l’attente d’une nouvelle commande</text:span></text:p>
      <text:p text:style-name="P1"><text:span text:style-name="T3">• Chercher et lancer le bon executable (bas</text:span><text:span text:style-name="T4">é sur une variable d’environnement PATH</text:span></text:p>
      <text:p text:style-name="P1"><text:span text:style-name="T4">ou en utilisant un path absolu), comme dans bash</text:span></text:p>
      <text:p text:style-name="P1"><text:span text:style-name="T5"/></text:p>
      <text:p text:style-name="P1"><text:span text:style-name="T6">◦</text:span><text:span text:style-name="T7"><text:s/>echo et l’option ’-n’</text:span><text:span text:style-name="T8"><text:s/>&gt; ecrire dans doc, ecrire dans shell, créer doc et ecrire dedans avec et sans /n</text:span></text:p>
      <text:p text:style-name="P1"><text:span text:style-name="T9"/></text:p>
      <text:p text:style-name="P1"><text:span text:style-name="T10">◦</text:span><text:span text:style-name="T11"><text:s/>cd uniquement avec un chemin absolu ou relatif<text:s/></text:span><text:span text:style-name="T12">&gt; changer de repertoire</text:span></text:p>
      <text:p text:style-name="P1"><text:span text:style-name="T13"/></text:p>
      <text:p text:style-name="P1"><text:span text:style-name="T14">◦</text:span><text:span text:style-name="T15"><text:s/>pwd sans aucune option</text:span><text:span text:style-name="T16"><text:s/>&gt;afficher le chemin actuel</text:span></text:p>
      <text:p text:style-name="P1"><text:span text:style-name="T17"/></text:p>
      <text:p text:style-name="P1"><text:span text:style-name="T18">◦</text:span><text:span text:style-name="T19"><text:s/>export sans aucune option &gt;<text:s/></text:span><text:span text:style-name="T20">export une variable dans tous les environnements (</text:span><text:a xlink:href="https://www.commentcamarche.net/faq/5444-bash-les-arguments-parametres"><text:span text:style-name="T21">https://www.commentcamarche.net/faq/5444-bash-les-arguments-parametres</text:span></text:a><text:span text:style-name="T22">)</text:span></text:p>
      <text:p text:style-name="P1"><text:span text:style-name="T23"/></text:p>
      <text:p text:style-name="P1"><text:span text:style-name="T24">◦</text:span><text:span text:style-name="T25"><text:s/>unset sans aucune option &gt;</text:span><text:span text:style-name="T26"><text:s/>efface variable (contraire de export?)</text:span></text:p>
      <text:p text:style-name="P1"><text:span text:style-name="T27"/></text:p>
      <text:p text:style-name="P1"><text:span text:style-name="T28">◦</text:span><text:span text:style-name="T29"><text:s/>env sans aucune option ni argument</text:span><text:span text:style-name="T30"><text:s/>&gt; affiche variables d’environnement (en fonction de celles definies par export et unset?)</text:span></text:p>
      <text:p text:style-name="P1"><text:span text:style-name="T31"/></text:p>
      <text:p text:style-name="P1"><text:span text:style-name="T32">◦</text:span><text:span text:style-name="T33"><text:s/>exit sans aucune option &gt;</text:span><text:span text:style-name="T34"><text:s/>met fin a un script, permet de sortir du minishell ???</text:span></text:p>
      <text:p text:style-name="P1"><text:span text:style-name="T35"/></text:p>
      <text:p text:style-name="P1"><text:span text:style-name="T36">• ; dans la ligne de commande doit s</text:span><text:span text:style-name="T37">éparer les commandes</text:span></text:p>
      <text:p text:style-name="P1"><text:span text:style-name="T38">• ’ et " doivent marcher comme dans bash,<text:s/></text:span><text:span text:style-name="T39">à l’exception du multiligne.<text:s/></text:span><text:span text:style-name="T40">&gt; ne pas gerer si quote pas fermée</text:span></text:p>
      <text:p text:style-name="P1"><text:span text:style-name="T41">• Les redirections &lt;, &gt; et “&gt;&gt;” doivent marcher comme dans bash,<text:s/></text:span><text:span text:style-name="T42">à l’exception des aggrégations de fd<text:s/></text:span><text:span text:style-name="T43">&gt; pas de direction d’un fd vers l autre</text:span></text:p>
      <text:p text:style-name="P1"><text:span text:style-name="T44">• Pipes | doivent marcher comme dans bash</text:span></text:p>
      <text:p text:style-name="P1"><text:span text:style-name="T44">• Les variables d’environnement ($ suivi de caract</text:span><text:span text:style-name="T45">ères) doivent marcher comme dans</text:span></text:p>
      <text:p text:style-name="P1"><text:span text:style-name="T45">bash.</text:span></text:p>
      <text:p text:style-name="P1"><text:span text:style-name="T46">• $? doit marcher comme dans bash</text:span></text:p>
      <text:p text:style-name="P1"><text:span text:style-name="T46">• ctrl-C, ctrl-D et ctrl-\ doivent afficher le m</text:span><text:span text:style-name="T47">ême résultat que dans bash.</text:span></text:p>
      <text:p text:style-name="P1"><text:span text:style-name="T48"/></text:p>
      <text:p text:style-name="P1"><text:span text:style-name="T49">créer variables et definir valeur sans les entrer dans l’env ?</text:span></text:p>
      <text:p text:style-name="P1"><text:span text:style-name="T50"/></text:p>
      <text:p text:style-name="P1"><text:a xlink:href="https://en.wikipedia.org/wiki/Process_identifier"><text:span text:style-name="T51">https://en.wikipedia.org/wiki/Process_identifier</text:span></text:a><text:span text:style-name="T52"/></text:p>
      <text:p text:style-name="P1"><text:span text:style-name="T53"/></text:p>
      <text:p text:style-name="P1"><text:span text:style-name="T54">printf, malloc, free, write, open, read, close,</text:span></text:p>
      <text:p text:style-name="P1"><text:span text:style-name="T54">fork, duplique un processus </text:span></text:p>
      <text:p text:style-name="P1"><text:span text:style-name="T54">wait, </text:span></text:p>
      <text:p text:style-name="P1"><text:span text:style-name="T54">waitpid, </text:span></text:p>
      <text:p text:style-name="P1"><text:span text:style-name="T54">wait3, </text:span></text:p>
      <text:p text:style-name="P1"><text:span text:style-name="T54">wait4, </text:span></text:p>
      <text:p text:style-name="P1"><text:span text:style-name="T54">signal, </text:span></text:p>
      <text:p text:style-name="P1"><text:span text:style-name="T54">kill,</text:span></text:p>
      <text:p text:style-name="P1"><text:span text:style-name="T54">exit, termine processus</text:span></text:p>
      <text:p text:style-name="P1"><text:span text:style-name="T54">getcwd, </text:span></text:p>
      <text:p text:style-name="P1"><text:span text:style-name="T54">chdir, </text:span></text:p>
      <text:p text:style-name="P1"><text:span text:style-name="T54">stat, </text:span></text:p>
      <text:p text:style-name="P1"><text:span text:style-name="T54">lstat, </text:span></text:p>
      <text:p text:style-name="P1"><text:span text:style-name="T54">fstat, </text:span></text:p>
      <text:p text:style-name="P1"><text:span text:style-name="T54">execve,</text:span></text:p>
      <text:p text:style-name="P1"><text:span text:style-name="T54">dup, </text:span></text:p>
      <text:p text:style-name="P1"><text:span text:style-name="T54">dup2, </text:span></text:p>
      <text:p text:style-name="P1"><text:span text:style-name="T54">pipe, </text:span></text:p>
      <text:p text:style-name="P1"><text:span text:style-name="T54">opendir, </text:span></text:p>
      <text:p text:style-name="P1"><text:span text:style-name="T54">readdir, </text:span></text:p>
      <text:p text:style-name="P1"><text:span text:style-name="T54">closedir,</text:span></text:p>
      <text:p text:style-name="P1"><text:span text:style-name="T54">strerror, </text:span></text:p>
      <text:p text:style-name="P1"><text:span text:style-name="T54">errn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